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 2 – PL/SQL</text:p>
      <text:p text:style-name="P1"/>
      <text:p text:style-name="Standard"><text:span text:style-name="T1">Exercice 1</text:span> : </text:p>
      <text:p text:style-name="Standard"/>
      <text:p text:style-name="Standard">Prompt Donner le nom de l'employé</text:p>
      <text:p text:style-name="Standard"/>
      <text:p text:style-name="Standard">Accept nom</text:p>
      <text:p text:style-name="Standard">SELECT ename nom, job emploi, sal " salaire actuel " FROM emp </text:p>
      <text:p text:style-name="Standard">WHERE ename = '&amp;nom' ;</text:p>
      <text:p text:style-name="Standard">SELECT AVG (sal) " salaire moyen pour ce job " FROM emp</text:p>
      <text:p text:style-name="Standard">WHERE job = (SELECT job FROM emp WHERE ename = '&amp;nom');</text:p>
      <text:p text:style-name="Standard"/>
      <text:p text:style-name="Standard">DECLARE</text:p>
      <text:p text:style-name="Standard">job_empemp.job%TYPE ;</text:p>
      <text:p text:style-name="Standard">sal_moy emp.sal%TYPE ;</text:p>
      <text:p text:style-name="Standard">sal_emp sal_moy%TYPE ;</text:p>
      <text:p text:style-name="Standard">BEGIN</text:p>
      <text:p text:style-name="Standard">SELECT sal, job INTO sal_emp, job_emp FROM emp where ename = '&amp;nom' ;</text:p>
      <text:p text:style-name="Standard">SELECT avg (sal) INTO sal_moy FROM emp WHERE job = job_emp ;</text:p>
      <text:p text:style-name="Standard">IF sal_emp &gt;= sal_moy THEN sal_emp := sal_emp * 1.1 ;</text:p>
      <text:p text:style-name="Standard">ELSE sal_emp := sal_moy ;</text:p>
      <text:p text:style-name="Standard">END IF ;</text:p>
      <text:p text:style-name="Standard">UPDATE emp SET sal = sal_emp WHERE ename = '&amp;nom' ;</text:p>
      <text:p text:style-name="Standard">END ;</text:p>
      <text:p text:style-name="Standard">/</text:p>
      <text:p text:style-name="Standard"/>
      <text:p text:style-name="Standard">SELECT ename nom, sal " nouveau salaire " FROM emp WHERE ename = '&amp;nom' ;</text:p>
      <text:p text:style-name="Standard">SELECT avg (sal) " salaire moyen pour ce job " FROM emp WHERE job =</text:p>
      <text:p text:style-name="Standard">(SELECT job FROM emp WHERE ename = '&amp;nom') ;IUT -Vélizy TP - Bases de données</text:p>
      <text:p text:style-name="Standard"/>
      <text:p text:style-name="Standard"/>
      <text:p text:style-name="Standard"><text:span text:style-name="T1">Exercice 2</text:span> :</text:p>
      <text:p text:style-name="Standard"/>
      <text:p text:style-name="Standard">Prompt Quelle table voulez-vous ?</text:p>
      <text:p text:style-name="Standard">Accept n</text:p>
      <text:p text:style-name="Standard">DROP TABLE resultat;</text:p>
      <text:p text:style-name="Standard">CREATE TABLE resultat (num NUMBER(5), chaine CHAR(10)):</text:p>
      <text:p text:style-name="Standard"/>
      <text:p text:style-name="Standard">-- Version avec For :</text:p>
      <text:p text:style-name="Standard">BEGIN</text:p>
      <text:p text:style-name="Standard">FOR i IN 1..10 LOOP</text:p>
      <text:p text:style-name="Standard">INSERT INTO resultat </text:p>
      <text:p text:style-name="Standard">VALUES (i*&amp;n, TO_CHAR (i) || ' * ' || TO_CHAR (&amp;n)) ;</text:p>
      <text:p text:style-name="Standard">END LOOP ;</text:p>
      <text:p text:style-name="Standard">END ;</text:p>
      <text:p text:style-name="Standard">/</text:p>
      <text:p text:style-name="Standard">SELECT chaine operation, num resultat FROM resultat;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-- Version avec while :</text:p>
      <text:p text:style-name="Standard">DECLARE</text:p>
      <text:p text:style-name="Standard">i number := 0 ;</text:p>
      <text:p text:style-name="Standard">BEGIN</text:p>
      <text:p text:style-name="Standard">WHILE i &lt; 10 LOOP</text:p>
      <text:p text:style-name="Standard">i := i + 1;</text:p>
      <text:p text:style-name="Standard">INSERT INTO resultat </text:p>
      <text:p text:style-name="Standard">VALUES (i*&amp;n, TO_CHAR (i) || ' * ' || TO_CHAR (&amp;n)) ;</text:p>
      <text:p text:style-name="Standard">END LOOP ;</text:p>
      <text:p text:style-name="Standard">END ;</text:p>
      <text:p text:style-name="Standard"/>
      <text:p text:style-name="Standard">-- Version avec boucle de base :</text:p>
      <text:p text:style-name="Standard">DECLARE</text:p>
      <text:p text:style-name="Standard">i number := 0 ;</text:p>
      <text:p text:style-name="Standard">BEGIN</text:p>
      <text:p text:style-name="Standard">LOOP</text:p>
      <text:p text:style-name="Standard">i := i + 1;</text:p>
      <text:p text:style-name="Standard">INSERT INTO resultat </text:p>
      <text:p text:style-name="Standard">VALUES (i*&amp;n, TO_CHAR (i) || ' * ' || TO_CHAR (&amp;n)) ;</text:p>
      <text:p text:style-name="Standard">EXIT WHEN i = 10;</text:p>
      <text:p text:style-name="Standard">END LOOP ;</text:p>
      <text:p text:style-name="Standard">END ;</text:p>
      <text:p text:style-name="Standard"/>
      <text:p text:style-name="Standard"/>
      <text:p text:style-name="Standard"/>
      <text:p text:style-name="Standard"><text:span text:style-name="T1">Exercice 3</text:span> : </text:p>
      <text:p text:style-name="Standard">DECLARE</text:p>
      <text:p text:style-name="Standard">CURSOR c1 IS SELECT ename, hiredate from emp ORDER BY hiredate ;</text:p>
      <text:p text:style-name="Standard">v_ename emp.ename%TYPE ;</text:p>
      <text:p text:style-name="Standard">v_hiredate emp.hiredate%TYPE ;</text:p>
      <text:p text:style-name="Standard">BEGIN</text:p>
      <text:p text:style-name="Standard">OPEN c1 ;</text:p>
      <text:p text:style-name="Standard">DBMS_OUTPUT.PUT_LINE (‘NOM DATE EMBAUCHE’);</text:p>
      <text:p text:style-name="Standard">LOOP</text:p>
      <text:p text:style-name="Standard">FETCH c1 INTO v_ename, v_hiredate ;</text:p>
      <text:p text:style-name="Standard">EXIT WHEN c1%NOTFOUND OR c1%ROWCOUNT &gt; &amp;n + 1 ;</text:p>
      <text:p text:style-name="Standard">IF c1%ROWCOUNT = &amp;n OR c1%ROWCOUNT = &amp;n + 1</text:p>
      <text:p text:style-name="Standard">THEN</text:p>
      <text:p text:style-name="Standard">DBMS_OUTPUT.PUT_LINE (v_ename || ‘ ‘|| v_hiredate) ;</text:p>
      <text:p text:style-name="Standard">END IF ;</text:p>
      <text:p text:style-name="Standard">END LOOP ;</text:p>
      <text:p text:style-name="Standard">END ;</text:p>
      <text:p text:style-name="Standard">/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text:span text:style-name="T1">Exercice 4</text:span> :</text:p>
      <text:p text:style-name="P6">prompt Entrer un numéro de client</text:p>
      <text:p text:style-name="P6">accept no</text:p>
      <text:p text:style-name="P6">DROP TABLE trace;</text:p>
      <text:p text:style-name="P6">CREATE TABLE trace (chaine CHAR(30));</text:p>
      <text:p text:style-name="P6">DECLARE</text:p>
      <text:p text:style-name="P6">ventes_moy clients.ventes%TYPE ;</text:p>
      <text:p text:style-name="P6">ventes_cli clients.ventes%TYPE ;</text:p>
      <text:p text:style-name="P6">BEGIN</text:p>
      <text:p text:style-name="P6">SELECT avg (ventes) INTO ventes_moy FROM clients ;</text:p>
      <text:p text:style-name="P6">SELECT ventes INTO ventes_cli FROM clients WHERE no = &amp;no ;</text:p>
      <text:p text:style-name="P6">IF ventes_cli &gt;= ventes_moy </text:p>
      <text:p text:style-name="P6">THEN UPDATE clients SET remise = remise * 1.1 WHERE no = &amp;no ;</text:p>
      <text:p text:style-name="P6">ELSE INSERT INTO trace VALUES ('ce client est sous la barre ...') ;</text:p>
      <text:p text:style-name="P6">END IF ;</text:p>
      <text:p text:style-name="P6">END ;</text:p>
      <text:p text:style-name="P6">/</text:p>
      <text:p text:style-name="P7">SELECT * FROM trac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ZOUHIRI Malik – Groupe Info 2B – BD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58M47S</meta:editing-duration>
    <meta:editing-cycles>13</meta:editing-cycles>
    <meta:generator>OpenOffice/4.1.0$Win32 OpenOffice.org_project/410m18$Build-9764</meta:generator>
    <dc:date>2014-12-02T14:36:44.67</dc:date>
    <meta:document-statistic meta:table-count="0" meta:image-count="0" meta:object-count="0" meta:page-count="3" meta:paragraph-count="96" meta:word-count="483" meta:character-count="2414"/>
    <meta:user-defined meta:name="Info 1"/>
    <meta:user-defined meta:name="Info 2"/>
    <meta:user-defined meta:name="Info 3"/>
    <meta:user-defined meta:name="Info 4"/>
  </office:meta>
</office:document-meta>
</file>